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a07" officeooo:paragraph-rsid="00147a07"/>
    </style:style>
    <style:style style:name="P2" style:family="paragraph" style:parent-style-name="Standard">
      <style:text-properties officeooo:rsid="00151c59" officeooo:paragraph-rsid="00151c59"/>
    </style:style>
    <style:style style:name="T1" style:family="text">
      <style:text-properties officeooo:rsid="00147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 of the code is below</text:p>
      <text:p text:style-name="P2"/>
      <text:p text:style-name="P2">Philosopher 3 starts eating. </text:p>
      <text:p text:style-name="P2">Philosopher 0 starts eating. </text:p>
      <text:p text:style-name="P2">Philosopher 2 starts eating. </text:p>
      <text:p text:style-name="P2">Philosopher 1 starts eating. </text:p>
      <text:p text:style-name="P2">Philosopher 4 starts eating. </text:p>
      <text:p text:style-name="P2">Philosopher 2 finishes eating and leaves the restaurant.</text:p>
      <text:p text:style-name="P2">Philosopher 3 finishes eating and leaves the restaurant.</text:p>
      <text:p text:style-name="P2">Philosopher 1 finishes eating and leaves the restaurant.</text:p>
      <text:p text:style-name="P2">Philosopher 0 finishes eating and leaves the restaurant.</text:p>
      <text:p text:style-name="P2">Philosopher 4 finishes eating and leaves the restaurant.</text:p>
      <text:p text:style-name="P2"/>
      <text:p text:style-name="P2">Then waiting for 75 seconds it prints out</text:p>
      <text:p text:style-name="P2"/>
      <text:p text:style-name="P2">Now we're finishing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9:08:57.501769722</meta:creation-date>
    <dc:date>2021-06-20T15:05:23.251333758</dc:date>
    <meta:editing-duration>PT3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7" meta:character-count="513" meta:non-whitespace-character-count="444"/>
  </office:meta>
</office:document-meta>
</file>